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2.4689in"/>
    </style:style>
    <style:style style:name="co3" style:family="table-column">
      <style:table-column-properties fo:break-before="auto" style:column-width="1.4984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1.4228in"/>
    </style:style>
    <style:style style:name="co6" style:family="table-column">
      <style:table-column-properties fo:break-before="auto" style:column-width="1.8472in"/>
    </style:style>
    <style:style style:name="co7" style:family="table-column">
      <style:table-column-properties fo:break-before="auto" style:column-width="1.922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1.8945in"/>
    </style:style>
    <style:style style:name="co10" style:family="table-column">
      <style:table-column-properties fo:break-before="auto" style:column-width="1.8091in"/>
    </style:style>
    <style:style style:name="co11" style:family="table-column">
      <style:table-column-properties fo:break-before="auto" style:column-width="2.3181in"/>
    </style:style>
    <style:style style:name="co12" style:family="table-column">
      <style:table-column-properties fo:break-before="auto" style:column-width="1.3382in"/>
    </style:style>
    <style:style style:name="co13" style:family="table-column">
      <style:table-column-properties fo:break-before="auto" style:column-width="1.7528in"/>
    </style:style>
    <style:style style:name="co14" style:family="table-column">
      <style:table-column-properties fo:break-before="auto" style:column-width="1.4417in"/>
    </style:style>
    <style:style style:name="co15" style:family="table-column">
      <style:table-column-properties fo:break-before="auto" style:column-width="1.4043in"/>
    </style:style>
    <style:style style:name="co16" style:family="table-column">
      <style:table-column-properties fo:break-before="auto" style:column-width="2.3465in"/>
    </style:style>
    <style:style style:name="co17" style:family="table-column">
      <style:table-column-properties fo:break-before="auto" style:column-width="1.5547in"/>
    </style:style>
    <style:style style:name="co18" style:family="table-column">
      <style:table-column-properties fo:break-before="auto" style:column-width="2.3752in"/>
    </style:style>
    <style:style style:name="co19" style:family="table-column">
      <style:table-column-properties fo:break-before="auto" style:column-width="2.0354in"/>
    </style:style>
    <style:style style:name="co20" style:family="table-column">
      <style:table-column-properties fo:break-before="auto" style:column-width="2.0827in"/>
    </style:style>
    <style:style style:name="co21" style:family="table-column">
      <style:table-column-properties fo:break-before="auto" style:column-width="1.2626in"/>
    </style:style>
    <style:style style:name="co22" style:family="table-column">
      <style:table-column-properties fo:break-before="auto" style:column-width="1.4701in"/>
    </style:style>
    <style:style style:name="co23" style:family="table-column">
      <style:table-column-properties fo:break-before="auto" style:column-width="1.7902in"/>
    </style:style>
    <style:style style:name="co24" style:family="table-column">
      <style:table-column-properties fo:break-before="auto" style:column-width="1.9693in"/>
    </style:style>
    <style:style style:name="co25" style:family="table-column">
      <style:table-column-properties fo:break-before="auto" style:column-width="3.5154in"/>
    </style:style>
    <style:style style:name="co26" style:family="table-column">
      <style:table-column-properties fo:break-before="auto" style:column-width="1.7626in"/>
    </style:style>
    <style:style style:name="co27" style:family="table-column">
      <style:table-column-properties fo:break-before="auto" style:column-width="1.602in"/>
    </style:style>
    <style:style style:name="co28" style:family="table-column">
      <style:table-column-properties fo:break-before="auto" style:column-width="2.0453in"/>
    </style:style>
    <style:style style:name="co29" style:family="table-column">
      <style:table-column-properties fo:break-before="auto" style:column-width="2.752in"/>
    </style:style>
    <style:style style:name="co30" style:family="table-column">
      <style:table-column-properties fo:break-before="auto" style:column-width="2.4783in"/>
    </style:style>
    <style:style style:name="co31" style:family="table-column">
      <style:table-column-properties fo:break-before="auto" style:column-width="2.0165in"/>
    </style:style>
    <style:style style:name="co32" style:family="table-column">
      <style:table-column-properties fo:break-before="auto" style:column-width="2.45in"/>
    </style:style>
    <style:style style:name="co33" style:family="table-column">
      <style:table-column-properties fo:break-before="auto" style:column-width="1.0173in"/>
    </style:style>
    <style:style style:name="co34" style:family="table-column">
      <style:table-column-properties fo:break-before="auto" style:column-width="0.839in"/>
    </style:style>
    <style:style style:name="co35" style:family="table-column">
      <style:table-column-properties fo:break-before="auto" style:column-width="0.8102in"/>
    </style:style>
    <style:style style:name="co36" style:family="table-column">
      <style:table-column-properties fo:break-before="auto" style:column-width="1.4134in"/>
    </style:style>
    <style:style style:name="co37" style:family="table-column">
      <style:table-column-properties fo:break-before="auto" style:column-width="1.6209in"/>
    </style:style>
    <style:style style:name="co38" style:family="table-column">
      <style:table-column-properties fo:break-before="auto" style:column-width="1.5646in"/>
    </style:style>
    <style:style style:name="co39" style:family="table-column">
      <style:table-column-properties fo:break-before="auto" style:column-width="1.5075in"/>
    </style:style>
    <style:style style:name="co40" style:family="table-column">
      <style:table-column-properties fo:break-before="auto" style:column-width="1.6681in"/>
    </style:style>
    <style:style style:name="co41" style:family="table-column">
      <style:table-column-properties fo:break-before="auto" style:column-width="1.5264in"/>
    </style:style>
    <style:style style:name="co42" style:family="table-column">
      <style:table-column-properties fo:break-before="auto" style:column-width="2.2618in"/>
    </style:style>
    <style:style style:name="co43" style:family="table-column">
      <style:table-column-properties fo:break-before="auto" style:column-width="1.6866in"/>
    </style:style>
    <style:style style:name="co44" style:family="table-column">
      <style:table-column-properties fo:break-before="auto" style:column-width="1.8661in"/>
    </style:style>
    <style:style style:name="co45" style:family="table-column">
      <style:table-column-properties fo:break-before="auto" style:column-width="2.1016in"/>
    </style:style>
    <style:style style:name="co46" style:family="table-column">
      <style:table-column-properties fo:break-before="auto" style:column-width="0.5799in"/>
    </style:style>
    <style:style style:name="co47" style:family="table-column">
      <style:table-column-properties fo:break-before="auto" style:column-width="1.2909in"/>
    </style:style>
    <style:style style:name="co48" style:family="table-column">
      <style:table-column-properties fo:break-before="auto" style:column-width="1.4327in"/>
    </style:style>
    <style:style style:name="co49" style:family="table-column">
      <style:table-column-properties fo:break-before="auto" style:column-width="2.1484in"/>
    </style:style>
    <style:style style:name="co50" style:family="table-column">
      <style:table-column-properties fo:break-before="auto" style:column-width="3.0437in"/>
    </style:style>
    <style:style style:name="co51" style:family="table-column">
      <style:table-column-properties fo:break-before="auto" style:column-width="1.7429in"/>
    </style:style>
    <style:style style:name="co52" style:family="table-column">
      <style:table-column-properties fo:break-before="auto" style:column-width="2.328in"/>
    </style:style>
    <style:style style:name="co53" style:family="table-column">
      <style:table-column-properties fo:break-before="auto" style:column-width="2.1362in"/>
    </style:style>
    <style:style style:name="co54" style:family="table-column">
      <style:table-column-properties fo:break-before="auto" style:column-width="2.1772in"/>
    </style:style>
    <style:style style:name="co55" style:family="table-column">
      <style:table-column-properties fo:break-before="auto" style:column-width="1.2374in"/>
    </style:style>
    <style:style style:name="co56" style:family="table-column">
      <style:table-column-properties fo:break-before="auto" style:column-width="1.4516in"/>
    </style:style>
    <style:style style:name="co57" style:family="table-column">
      <style:table-column-properties fo:break-before="auto" style:column-width="1.1874in"/>
    </style:style>
    <style:style style:name="co58" style:family="table-column">
      <style:table-column-properties fo:break-before="auto" style:column-width="1.5673in"/>
    </style:style>
    <style:style style:name="co59" style:family="table-column">
      <style:table-column-properties fo:break-before="auto" style:column-width="1.6661in"/>
    </style:style>
    <style:style style:name="co60" style:family="table-column">
      <style:table-column-properties fo:break-before="auto" style:column-width="1.2618in"/>
    </style:style>
    <style:style style:name="co61" style:family="table-column">
      <style:table-column-properties fo:break-before="auto" style:column-width="1.6409in"/>
    </style:style>
    <style:style style:name="co62" style:family="table-column">
      <style:table-column-properties fo:break-before="auto" style:column-width="1.5425in"/>
    </style:style>
    <style:style style:name="co63" style:family="table-column">
      <style:table-column-properties fo:break-before="auto" style:column-width="1.2453in"/>
    </style:style>
    <style:style style:name="co64" style:family="table-column">
      <style:table-column-properties fo:break-before="auto" style:column-width="2.0043in"/>
    </style:style>
    <style:style style:name="co65" style:family="table-column">
      <style:table-column-properties fo:break-before="auto" style:column-width="1.072in"/>
    </style:style>
    <style:style style:name="co66" style:family="table-column">
      <style:table-column-properties fo:break-before="auto" style:column-width="1.4764in"/>
    </style:style>
    <style:style style:name="co67" style:family="table-column">
      <style:table-column-properties fo:break-before="auto" style:column-width="1.5752in"/>
    </style:style>
    <style:style style:name="co68" style:family="table-column">
      <style:table-column-properties fo:break-before="auto" style:column-width="2.7217in"/>
    </style:style>
    <style:style style:name="co69" style:family="table-column">
      <style:table-column-properties fo:break-before="auto" style:column-width="1.1717in"/>
    </style:style>
    <style:style style:name="co70" style:family="table-column">
      <style:table-column-properties fo:break-before="auto" style:column-width="1.3035in"/>
    </style:style>
    <style:style style:name="co71" style:family="table-column">
      <style:table-column-properties fo:break-before="auto" style:column-width="2.0953in"/>
    </style:style>
    <style:style style:name="co72" style:family="table-column">
      <style:table-column-properties fo:break-before="auto" style:column-width="1.7484in"/>
    </style:style>
    <style:style style:name="co73" style:family="table-column">
      <style:table-column-properties fo:break-before="auto" style:column-width="1.798in"/>
    </style:style>
    <style:style style:name="co74" style:family="table-column">
      <style:table-column-properties fo:break-before="auto" style:column-width="1.1134in"/>
    </style:style>
    <style:style style:name="co75" style:family="table-column">
      <style:table-column-properties fo:break-before="auto" style:column-width="1.0228in"/>
    </style:style>
    <style:style style:name="co76" style:family="table-column">
      <style:table-column-properties fo:break-before="auto" style:column-width="1.2209in"/>
    </style:style>
    <style:style style:name="co77" style:family="table-column">
      <style:table-column-properties fo:break-before="auto" style:column-width="1.5339in"/>
    </style:style>
    <style:style style:name="co78" style:family="table-column">
      <style:table-column-properties fo:break-before="auto" style:column-width="1.6992in"/>
    </style:style>
    <style:style style:name="co79" style:family="table-column">
      <style:table-column-properties fo:break-before="auto" style:column-width="3.1665in"/>
    </style:style>
    <style:style style:name="co80" style:family="table-column">
      <style:table-column-properties fo:break-before="auto" style:column-width="1.5016in"/>
    </style:style>
    <style:style style:name="co81" style:family="table-column">
      <style:table-column-properties fo:break-before="auto" style:column-width="1.3602in"/>
    </style:style>
    <style:style style:name="co82" style:family="table-column">
      <style:table-column-properties fo:break-before="auto" style:column-width="1.7728in"/>
    </style:style>
    <style:style style:name="co83" style:family="table-column">
      <style:table-column-properties fo:break-before="auto" style:column-width="2.4161in"/>
    </style:style>
    <style:style style:name="co84" style:family="table-column">
      <style:table-column-properties fo:break-before="auto" style:column-width="1.7402in"/>
    </style:style>
    <style:style style:name="co85" style:family="table-column">
      <style:table-column-properties fo:break-before="auto" style:column-width="1.0398in"/>
    </style:style>
    <style:style style:name="co86" style:family="table-column">
      <style:table-column-properties fo:break-before="auto" style:column-width="0.7756in"/>
    </style:style>
    <style:style style:name="co87" style:family="table-column">
      <style:table-column-properties fo:break-before="auto" style:column-width="0.6189in"/>
    </style:style>
    <style:style style:name="co88" style:family="table-column">
      <style:table-column-properties fo:break-before="auto" style:column-width="0.5854in"/>
    </style:style>
    <style:style style:name="co89" style:family="table-column">
      <style:table-column-properties fo:break-before="auto" style:column-width="1.3693in"/>
    </style:style>
    <style:style style:name="co90" style:family="table-column">
      <style:table-column-properties fo:break-before="auto" style:column-width="1.4681in"/>
    </style:style>
    <style:style style:name="co91" style:family="table-column">
      <style:table-column-properties fo:break-before="auto" style:column-width="1.3193in"/>
    </style:style>
    <style:style style:name="co92" style:family="table-column">
      <style:table-column-properties fo:break-before="auto" style:column-width="1.3854in"/>
    </style:style>
    <style:style style:name="co93" style:family="table-column">
      <style:table-column-properties fo:break-before="auto" style:column-width="1.2783in"/>
    </style:style>
    <style:style style:name="co94" style:family="table-column">
      <style:table-column-properties fo:break-before="auto" style:column-width="1.9709in"/>
    </style:style>
    <style:style style:name="co95" style:family="table-column">
      <style:table-column-properties fo:break-before="auto" style:column-width="1.4846in"/>
    </style:style>
    <style:style style:name="co96" style:family="table-column">
      <style:table-column-properties fo:break-before="auto" style:column-width="2.1689in"/>
    </style:style>
    <style:style style:name="co97" style:family="table-column">
      <style:table-column-properties fo:break-before="auto" style:column-width="1.1547in"/>
    </style:style>
    <style:style style:name="co98" style:family="table-column">
      <style:table-column-properties fo:break-before="auto" style:column-width="1.4925in"/>
    </style:style>
    <style:style style:name="co99" style:family="table-column">
      <style:table-column-properties fo:break-before="auto" style:column-width="2.1445in"/>
    </style:style>
    <style:style style:name="co100" style:family="table-column">
      <style:table-column-properties fo:break-before="auto" style:column-width="1.4264in"/>
    </style:style>
    <style:style style:name="co101" style:family="table-column">
      <style:table-column-properties fo:break-before="auto" style:column-width="1.6in"/>
    </style:style>
    <style:style style:name="co102" style:family="table-column">
      <style:table-column-properties fo:break-before="auto" style:column-width="1.2701in"/>
    </style:style>
    <style:style style:name="co103" style:family="table-column">
      <style:table-column-properties fo:break-before="auto" style:column-width="1.822in"/>
    </style:style>
    <style:style style:name="co104" style:family="table-column">
      <style:table-column-properties fo:break-before="auto" style:column-width="1.1626in"/>
    </style:style>
    <style:style style:name="co105" style:family="table-column">
      <style:table-column-properties fo:break-before="auto" style:column-width="2.0571in"/>
    </style:style>
    <style:style style:name="co106" style:family="table-column">
      <style:table-column-properties fo:break-before="auto" style:column-width="2.0972in"/>
    </style:style>
    <style:style style:name="co107" style:family="table-column">
      <style:table-column-properties fo:break-before="auto" style:column-width="1.2508in"/>
    </style:style>
    <style:style style:name="co108" style:family="table-column">
      <style:table-column-properties fo:break-before="auto" style:column-width="1.4654in"/>
    </style:style>
    <style:style style:name="co109" style:family="table-column">
      <style:table-column-properties fo:break-before="auto" style:column-width="1.2201in"/>
    </style:style>
    <style:style style:name="co110" style:family="table-column">
      <style:table-column-properties fo:break-before="auto" style:column-width="1.5465in"/>
    </style:style>
    <style:style style:name="co111" style:family="table-column">
      <style:table-column-properties fo:break-before="auto" style:column-width="1.639in"/>
    </style:style>
    <style:style style:name="co112" style:family="table-column">
      <style:table-column-properties fo:break-before="auto" style:column-width="1.261in"/>
    </style:style>
    <style:style style:name="co113" style:family="table-column">
      <style:table-column-properties fo:break-before="auto" style:column-width="1.5161in"/>
    </style:style>
    <style:style style:name="co114" style:family="table-column">
      <style:table-column-properties fo:break-before="auto" style:column-width="1.2917in"/>
    </style:style>
    <style:style style:name="co115" style:family="table-column">
      <style:table-column-properties fo:break-before="auto" style:column-width="1.9445in"/>
    </style:style>
    <style:style style:name="co116" style:family="table-column">
      <style:table-column-properties fo:break-before="auto" style:column-width="1.139in"/>
    </style:style>
    <style:style style:name="co117" style:family="table-column">
      <style:table-column-properties fo:break-before="auto" style:column-width="1.4756in"/>
    </style:style>
    <style:style style:name="co118" style:family="table-column">
      <style:table-column-properties fo:break-before="auto" style:column-width="1.5772in"/>
    </style:style>
    <style:style style:name="co119" style:family="table-column">
      <style:table-column-properties fo:break-before="auto" style:column-width="2.5772in"/>
    </style:style>
    <style:style style:name="co120" style:family="table-column">
      <style:table-column-properties fo:break-before="auto" style:column-width="1.2in"/>
    </style:style>
    <style:style style:name="co121" style:family="table-column">
      <style:table-column-properties fo:break-before="auto" style:column-width="1.9752in"/>
    </style:style>
    <style:style style:name="co122" style:family="table-column">
      <style:table-column-properties fo:break-before="auto" style:column-width="1.3126in"/>
    </style:style>
    <style:style style:name="co123" style:family="table-column">
      <style:table-column-properties fo:break-before="auto" style:column-width="2.0362in"/>
    </style:style>
    <style:style style:name="co124" style:family="table-column">
      <style:table-column-properties fo:break-before="auto" style:column-width="1.802in"/>
    </style:style>
    <style:style style:name="co125" style:family="table-column">
      <style:table-column-properties fo:break-before="auto" style:column-width="1.078in"/>
    </style:style>
    <style:style style:name="co126" style:family="table-column">
      <style:table-column-properties fo:break-before="auto" style:column-width="1.2409in"/>
    </style:style>
    <style:style style:name="co127" style:family="table-column">
      <style:table-column-properties fo:break-before="auto" style:column-width="1.5063in"/>
    </style:style>
    <style:style style:name="co128" style:family="table-column">
      <style:table-column-properties fo:break-before="auto" style:column-width="1.6898in"/>
    </style:style>
    <style:style style:name="co129" style:family="table-column">
      <style:table-column-properties fo:break-before="auto" style:column-width="2.9744in"/>
    </style:style>
    <style:style style:name="co130" style:family="table-column">
      <style:table-column-properties fo:break-before="auto" style:column-width="1.3937in"/>
    </style:style>
    <style:style style:name="co131" style:family="table-column">
      <style:table-column-properties fo:break-before="auto" style:column-width="2.3425in"/>
    </style:style>
    <style:style style:name="co132" style:family="table-column">
      <style:table-column-properties fo:break-before="auto" style:column-width="1.6791in"/>
    </style:style>
    <style:style style:name="co133" style:family="table-column">
      <style:table-column-properties fo:break-before="auto" style:column-width="1.0874in"/>
    </style:style>
    <style:style style:name="co134" style:family="table-column">
      <style:table-column-properties fo:break-before="auto" style:column-width="0.8327in"/>
    </style:style>
    <style:style style:name="co135" style:family="table-column">
      <style:table-column-properties fo:break-before="auto" style:column-width="0.7209in"/>
    </style:style>
    <style:style style:name="co136" style:family="table-column">
      <style:table-column-properties fo:break-before="auto" style:column-width="0.6598in"/>
    </style:style>
    <style:style style:name="co137" style:family="table-column">
      <style:table-column-properties fo:break-before="auto" style:column-width="1.3634in"/>
    </style:style>
    <style:style style:name="co138" style:family="table-column">
      <style:table-column-properties fo:break-before="auto" style:column-width="1.6283in"/>
    </style:style>
    <style:style style:name="co139" style:family="table-column">
      <style:table-column-properties fo:break-before="auto" style:column-width="1.4346in"/>
    </style:style>
    <style:style style:name="co140" style:family="table-column">
      <style:table-column-properties fo:break-before="auto" style:column-width="1.3736in"/>
    </style:style>
    <style:style style:name="co141" style:family="table-column">
      <style:table-column-properties fo:break-before="auto" style:column-width="1.2717in"/>
    </style:style>
    <style:style style:name="co142" style:family="table-column">
      <style:table-column-properties fo:break-before="auto" style:column-width="1.2811in"/>
    </style:style>
    <style:style style:name="co143" style:family="table-column">
      <style:table-column-properties fo:break-before="auto" style:column-width="1.9138in"/>
    </style:style>
    <style:style style:name="co144" style:family="table-column">
      <style:table-column-properties fo:break-before="auto" style:column-width="2.0665in"/>
    </style:style>
    <style:style style:name="co145" style:family="table-column">
      <style:table-column-properties fo:break-before="auto" style:column-width="1.1799in"/>
    </style:style>
    <style:style style:name="co146" style:family="table-column">
      <style:table-column-properties fo:break-before="auto" style:column-width="2.0772in"/>
    </style:style>
    <style:style style:name="co147" style:family="table-column">
      <style:table-column-properties fo:break-before="auto" style:column-width="1.4445in"/>
    </style:style>
    <style:style style:name="co148" style:family="table-column">
      <style:table-column-properties fo:break-before="auto" style:column-width="1.7709in"/>
    </style:style>
    <style:style style:name="co149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602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011424">
      <style:table-properties table:display="true" style:writing-mode="lr-tb"/>
    </style:style>
    <style:style style:name="ta2" style:family="table" style:master-page-name="PageStyle_5f_012224">
      <style:table-properties table:display="true" style:writing-mode="lr-tb"/>
    </style:style>
    <style:style style:name="ta3" style:family="table" style:master-page-name="PageStyle_5f_012524">
      <style:table-properties table:display="true" style:writing-mode="lr-tb"/>
    </style:style>
    <style:style style:name="ta4" style:family="table" style:master-page-name="PageStyle_5f_020424">
      <style:table-properties table:display="true" style:writing-mode="lr-tb"/>
    </style:style>
    <style:style style:name="ta5" style:family="table" style:master-page-name="PageStyle_5f_030324">
      <style:table-properties table:display="true" style:writing-mode="lr-tb"/>
    </style:style>
    <style:style style:name="ta6" style:family="table" style:master-page-name="PageStyle_5f_032524">
      <style:table-properties table:display="true" style:writing-mode="lr-tb"/>
    </style:style>
    <style:style style:name="ta7" style:family="table" style:master-page-name="PageStyle_5f_061624">
      <style:table-properties table:display="true" style:writing-mode="lr-tb"/>
    </style:style>
    <style:style style:name="ta8" style:family="table" style:master-page-name="PageStyle_5f_092824">
      <style:table-properties table:display="true" style:writing-mode="lr-tb"/>
    </style:style>
    <style:style style:name="ta9" style:family="table" style:master-page-name="PageStyle_5f_101224">
      <style:table-properties table:display="true" style:writing-mode="lr-tb"/>
    </style:style>
    <style:style style:name="ta10" style:family="table" style:master-page-name="PageStyle_5f_121124">
      <style:table-properties table:display="true" style:writing-mode="lr-tb"/>
    </style:style>
    <style:style style:name="ta11" style:family="table" style:master-page-name="PageStyle_5f_020625">
      <style:table-properties table:display="true" style:writing-mode="lr-tb"/>
    </style:style>
    <style:style style:name="ta12" style:family="table" style:master-page-name="PageStyle_5f_020725">
      <style:table-properties table:display="true" style:writing-mode="lr-tb"/>
    </style:style>
    <style:style style:name="ta13" style:family="table" style:master-page-name="PageStyle_5f_021825">
      <style:table-properties table:display="true" style:writing-mode="lr-tb"/>
    </style:style>
    <style:style style:name="ta14" style:family="table" style:master-page-name="PageStyle_5f_022225">
      <style:table-properties table:display="true" style:writing-mode="lr-tb"/>
    </style:style>
    <style:style style:name="ta15" style:family="table" style:master-page-name="PageStyle_5f_042625">
      <style:table-properties table:display="true" style:writing-mode="lr-tb"/>
    </style:style>
    <style:style style:name="ta16" style:family="table" style:master-page-name="PageStyle_5f_042725">
      <style:table-properties table:display="true" style:writing-mode="lr-tb"/>
    </style:style>
    <style:style style:name="ta17" style:family="table" style:master-page-name="PageStyle_5f_050225">
      <style:table-properties table:display="true" style:writing-mode="lr-tb"/>
    </style:style>
    <style:style style:name="ta18" style:family="table" style:master-page-name="PageStyle_5f_050325">
      <style:table-properties table:display="true" style:writing-mode="lr-tb"/>
    </style:style>
    <style:style style:name="ta19" style:family="table" style:master-page-name="PageStyle_5f_051725">
      <style:table-properties table:display="true" style:writing-mode="lr-tb"/>
    </style:style>
    <style:style style:name="ta20" style:family="table" style:master-page-name="PageStyle_5f_052725">
      <style:table-properties table:display="true" style:writing-mode="lr-tb"/>
    </style:style>
    <style:style style:name="ta21" style:family="table" style:master-page-name="PageStyle_5f_072325">
      <style:table-properties table:display="true" style:writing-mode="lr-tb"/>
    </style:style>
    <style:style style:name="ta22" style:family="table" style:master-page-name="PageStyle_5f_072525">
      <style:table-properties table:display="true" style:writing-mode="lr-tb"/>
    </style:style>
    <style:style style:name="ta23" style:family="table" style:master-page-name="PageStyle_5f_Curren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ext-properties style:use-window-font-color="true">
        <loext:char-complex-color loext:theme-type="dark1" loext:color-type="theme"/>
      </style:text-properties>
    </style:style>
    <style:style style:name="ce12" style:family="table-cell" style:parent-style-name="Default">
      <style:table-cell-properties style:cell-protect="protected" style:print-content="true" style:rotation-align="none"/>
      <style:text-properties style:use-window-font-color="true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11424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table:style-name="ce1"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12224" table:style-name="ta2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6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12524" table:style-name="ta3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0424" table:style-name="ta4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30324" table:style-name="ta5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6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32524" table:style-name="ta6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bi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61624" table:style-name="ta7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8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92824" table:style-name="ta8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Once Hum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101224" table:style-name="ta9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Once Hum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121124" table:style-name="ta10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Once Hum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6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0625" table:style-name="ta11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8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0725" table:style-name="ta12">
        <table:table-column table:style-name="co48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1825" table:style-name="ta13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6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2225" table:style-name="ta14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42625" table:style-name="ta15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42725" table:style-name="ta16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4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0225" table:style-name="ta17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3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0325" table:style-name="ta18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2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1725" table:style-name="ta19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6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2725" table:style-name="ta20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6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72325" table:style-name="ta21"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3" table:number-rows-repeated="1048556">
          <table:table-cell table:number-columns-repeated="58"/>
          <table:table-cell table:style-name="ce6" table:number-columns-repeated="16326"/>
        </table:table-row>
        <table:table-row table:style-name="ro3">
          <table:table-cell table:number-columns-repeated="58"/>
          <table:table-cell table:style-name="ce6" table:number-columns-repeated="16326"/>
        </table:table-row>
      </table:table>
      <table:table table:name="072525" table:style-name="ta22"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3" table:number-rows-repeated="1048555">
          <table:table-cell table:number-columns-repeated="58"/>
          <table:table-cell table:style-name="ce6" table:number-columns-repeated="16326"/>
        </table:table-row>
        <table:table-row table:style-name="ro3">
          <table:table-cell table:number-columns-repeated="58"/>
          <table:table-cell table:style-name="ce6" table:number-columns-repeated="16326"/>
        </table:table-row>
      </table:table>
      <table:table table:name="092125" table:style-name="ta23"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3" table:number-rows-repeated="1048554">
          <table:table-cell table:number-columns-repeated="58"/>
          <table:table-cell table:style-name="ce6" table:number-columns-repeated="16326"/>
        </table:table-row>
        <table:table-row table:style-name="ro3">
          <table:table-cell table:number-columns-repeated="58"/>
          <table:table-cell table:style-name="ce6" table:number-columns-repeated="16326"/>
        </table:table-row>
      </table:table>
      <table:table table:name="092525" table:style-name="ta23"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3">
          <table:table-cell table:number-columns-repeated="58"/>
        </table:table-row>
        <table:table-row table:style-name="ro3">
          <table:table-cell table:number-columns-repeated="58"/>
        </table:table-row>
      </table:table>
      <table:table table:name="101925" table:style-name="ta23">
        <office:forms form:automatic-focus="false" form:apply-design-mode="false"/>
        <table:table-column table:style-name="co105" table:default-cell-style-name="ce1"/>
        <table:table-column table:style-name="co106" table:default-cell-style-name="ce6"/>
        <table:table-column table:style-name="co107" table:default-cell-style-name="ce6"/>
        <table:table-column table:style-name="co108" table:default-cell-style-name="ce6"/>
        <table:table-column table:style-name="co109" table:default-cell-style-name="ce6"/>
        <table:table-column table:style-name="co110" table:default-cell-style-name="ce6"/>
        <table:table-column table:style-name="co111" table:default-cell-style-name="ce6"/>
        <table:table-column table:style-name="co112" table:default-cell-style-name="ce6"/>
        <table:table-column table:style-name="co111" table:default-cell-style-name="ce6"/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9" table:default-cell-style-name="ce6"/>
        <table:table-column table:style-name="co120" table:default-cell-style-name="ce6"/>
        <table:table-column table:style-name="co108" table:default-cell-style-name="ce6"/>
        <table:table-column table:style-name="co121" table:default-cell-style-name="ce6"/>
        <table:table-column table:style-name="co122" table:default-cell-style-name="ce6"/>
        <table:table-column table:style-name="co123" table:default-cell-style-name="ce6"/>
        <table:table-column table:style-name="co84" table:default-cell-style-name="ce6"/>
        <table:table-column table:style-name="co124" table:default-cell-style-name="ce6"/>
        <table:table-column table:style-name="co116" table:default-cell-style-name="ce6"/>
        <table:table-column table:style-name="co125" table:default-cell-style-name="ce6"/>
        <table:table-column table:style-name="co126" table:default-cell-style-name="ce6"/>
        <table:table-column table:style-name="co127" table:default-cell-style-name="ce6"/>
        <table:table-column table:style-name="co128" table:default-cell-style-name="ce6"/>
        <table:table-column table:style-name="co129" table:default-cell-style-name="ce6"/>
        <table:table-column table:style-name="co127" table:default-cell-style-name="ce6"/>
        <table:table-column table:style-name="co130" table:default-cell-style-name="ce6"/>
        <table:table-column table:style-name="co84" table:default-cell-style-name="ce6"/>
        <table:table-column table:style-name="co131" table:default-cell-style-name="ce6"/>
        <table:table-column table:style-name="co132" table:default-cell-style-name="ce6"/>
        <table:table-column table:style-name="co133" table:default-cell-style-name="ce6"/>
        <table:table-column table:style-name="co123" table:default-cell-style-name="ce6"/>
        <table:table-column table:style-name="co134" table:default-cell-style-name="ce6"/>
        <table:table-column table:style-name="co135" table:default-cell-style-name="ce6"/>
        <table:table-column table:style-name="co136" table:default-cell-style-name="ce6"/>
        <table:table-column table:style-name="co137" table:default-cell-style-name="ce6"/>
        <table:table-column table:style-name="co138" table:default-cell-style-name="ce6"/>
        <table:table-column table:style-name="co139" table:default-cell-style-name="ce6"/>
        <table:table-column table:style-name="co140" table:default-cell-style-name="ce6"/>
        <table:table-column table:style-name="co141" table:default-cell-style-name="ce6"/>
        <table:table-column table:style-name="co130" table:default-cell-style-name="ce6"/>
        <table:table-column table:style-name="co142" table:default-cell-style-name="ce6"/>
        <table:table-column table:style-name="co143" table:default-cell-style-name="ce6"/>
        <table:table-column table:style-name="co108" table:default-cell-style-name="ce6"/>
        <table:table-column table:style-name="co144" table:default-cell-style-name="ce6"/>
        <table:table-column table:style-name="co145" table:default-cell-style-name="ce6"/>
        <table:table-column table:style-name="co117" table:default-cell-style-name="ce6"/>
        <table:table-column table:style-name="co146" table:default-cell-style-name="ce6"/>
        <table:table-column table:style-name="co147" table:default-cell-style-name="ce6"/>
        <table:table-column table:style-name="co58" table:default-cell-style-name="ce6"/>
        <table:table-column table:style-name="co120" table:default-cell-style-name="ce6"/>
        <table:table-column table:style-name="co114" table:default-cell-style-name="ce6"/>
        <table:table-column table:style-name="co148" table:default-cell-style-name="ce6"/>
        <table:table-column table:style-name="co109" table:default-cell-style-name="ce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uanti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inecraf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1">
          <table:table-cell table:number-columns-repeated="58"/>
        </table:table-row>
        <table:table-row table:style-name="ro3">
          <table:table-cell table:number-columns-repeated="58"/>
        </table:table-row>
      </table:table>
      <table:table table:name="Current" table:style-name="ta23">
        <office:forms form:automatic-focus="false" form:apply-design-mode="false"/>
        <table:table-column table:style-name="co105" table:default-cell-style-name="ce1"/>
        <table:table-column table:style-name="co106" table:default-cell-style-name="ce6"/>
        <table:table-column table:style-name="co107" table:default-cell-style-name="ce6"/>
        <table:table-column table:style-name="co108" table:default-cell-style-name="ce6"/>
        <table:table-column table:style-name="co109" table:default-cell-style-name="ce6"/>
        <table:table-column table:style-name="co110" table:default-cell-style-name="ce6"/>
        <table:table-column table:style-name="co111" table:default-cell-style-name="ce6"/>
        <table:table-column table:style-name="co112" table:default-cell-style-name="ce6"/>
        <table:table-column table:style-name="co111" table:default-cell-style-name="ce6"/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9" table:default-cell-style-name="ce6"/>
        <table:table-column table:style-name="co120" table:default-cell-style-name="ce6"/>
        <table:table-column table:style-name="co108" table:default-cell-style-name="ce6"/>
        <table:table-column table:style-name="co121" table:default-cell-style-name="ce6"/>
        <table:table-column table:style-name="co122" table:default-cell-style-name="ce6"/>
        <table:table-column table:style-name="co123" table:default-cell-style-name="ce6"/>
        <table:table-column table:style-name="co84" table:default-cell-style-name="ce6"/>
        <table:table-column table:style-name="co124" table:default-cell-style-name="ce6"/>
        <table:table-column table:style-name="co116" table:default-cell-style-name="ce6"/>
        <table:table-column table:style-name="co125" table:default-cell-style-name="ce6"/>
        <table:table-column table:style-name="co126" table:default-cell-style-name="ce6"/>
        <table:table-column table:style-name="co127" table:default-cell-style-name="ce6"/>
        <table:table-column table:style-name="co128" table:default-cell-style-name="ce6"/>
        <table:table-column table:style-name="co129" table:default-cell-style-name="ce6"/>
        <table:table-column table:style-name="co127" table:default-cell-style-name="ce6"/>
        <table:table-column table:style-name="co130" table:default-cell-style-name="ce6"/>
        <table:table-column table:style-name="co84" table:default-cell-style-name="ce6"/>
        <table:table-column table:style-name="co131" table:default-cell-style-name="ce6"/>
        <table:table-column table:style-name="co132" table:default-cell-style-name="ce6"/>
        <table:table-column table:style-name="co133" table:default-cell-style-name="ce6"/>
        <table:table-column table:style-name="co123" table:default-cell-style-name="ce6"/>
        <table:table-column table:style-name="co134" table:default-cell-style-name="ce6"/>
        <table:table-column table:style-name="co135" table:default-cell-style-name="ce6"/>
        <table:table-column table:style-name="co136" table:default-cell-style-name="ce6"/>
        <table:table-column table:style-name="co137" table:default-cell-style-name="ce6"/>
        <table:table-column table:style-name="co138" table:default-cell-style-name="ce6"/>
        <table:table-column table:style-name="co139" table:default-cell-style-name="ce6"/>
        <table:table-column table:style-name="co140" table:default-cell-style-name="ce6"/>
        <table:table-column table:style-name="co141" table:default-cell-style-name="ce6"/>
        <table:table-column table:style-name="co130" table:default-cell-style-name="ce6"/>
        <table:table-column table:style-name="co142" table:default-cell-style-name="ce6"/>
        <table:table-column table:style-name="co143" table:default-cell-style-name="ce6"/>
        <table:table-column table:style-name="co108" table:default-cell-style-name="ce6"/>
        <table:table-column table:style-name="co144" table:default-cell-style-name="ce6"/>
        <table:table-column table:style-name="co145" table:default-cell-style-name="ce6"/>
        <table:table-column table:style-name="co117" table:default-cell-style-name="ce6"/>
        <table:table-column table:style-name="co146" table:default-cell-style-name="ce6"/>
        <table:table-column table:style-name="co147" table:default-cell-style-name="ce6"/>
        <table:table-column table:style-name="co58" table:default-cell-style-name="ce6"/>
        <table:table-column table:style-name="co120" table:default-cell-style-name="ce6"/>
        <table:table-column table:style-name="co114" table:default-cell-style-name="ce6"/>
        <table:table-column table:style-name="co148" table:default-cell-style-name="ce6"/>
        <table:table-column table:style-name="co109" table:default-cell-style-name="ce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uanti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2">
          <table:table-cell table:number-columns-repeated="58"/>
        </table:table-row>
        <table:table-row table:style-name="ro4">
          <table:table-cell table:number-columns-repeated="58"/>
        </table:table-row>
        <table:table-row table:style-name="ro4">
          <table:table-cell table:number-columns-repeated="58"/>
        </table:table-row>
      </table:table>
      <table:named-expressions/>
      <table:database-ranges>
        <table:database-range table:name="Table1" table:target-range-address="'042725'.A1:'042725'.BF21" table:display-filter-buttons="true"/>
        <table:database-range table:name="Table10" table:target-range-address="'061624'.A1:'061624'.BC17" table:display-filter-buttons="true"/>
        <table:database-range table:name="Table11" table:target-range-address="'032524'.A1:'032524'.BC20" table:display-filter-buttons="true"/>
        <table:database-range table:name="Table118" table:target-range-address="'050225'.A1:'050225'.BF22" table:display-filter-buttons="true"/>
        <table:database-range table:name="Table11820" table:target-range-address="'050325'.A1:'050325'.BF23" table:display-filter-buttons="true"/>
        <table:database-range table:name="Table1182019" table:target-range-address="'051725'.A1:'051725'.BF19" table:display-filter-buttons="true"/>
        <table:database-range table:name="Table118201921" table:target-range-address="'052725'.A1:'052725'.BF19" table:display-filter-buttons="true"/>
        <table:database-range table:name="Table11820192122" table:target-range-address="'072325'.A1:'072325'.BF19" table:display-filter-buttons="true"/>
        <table:database-range table:name="Table12" table:target-range-address="'030324'.A1:'030324'.BC19" table:display-filter-buttons="true"/>
        <table:database-range table:name="Table13" table:target-range-address="'020424'.A1:'020424'.BC18" table:display-filter-buttons="true"/>
        <table:database-range table:name="Table14" table:target-range-address="'012524'.A1:'012524'.BC20" table:display-filter-buttons="true"/>
        <table:database-range table:name="Table15" table:target-range-address="'012224'.A1:'012224'.BC19" table:display-filter-buttons="true"/>
        <table:database-range table:name="Table16" table:target-range-address="'011424'.A1:'011424'.BC18" table:display-filter-buttons="true"/>
        <table:database-range table:name="Table17" table:target-range-address="'072525'.A1:'072525'.BF20" table:display-filter-buttons="true"/>
        <table:database-range table:name="Table18" table:target-range-address="'092125'.A1:'092125'.BF21" table:display-filter-buttons="true"/>
        <table:database-range table:name="Table18_2" table:target-range-address="'092525'.A1:'092525'.BF22" table:display-filter-buttons="true"/>
        <table:database-range table:name="Table18_3" table:target-range-address="'101925'.A1:'101925'.BF24" table:display-filter-buttons="true"/>
        <table:database-range table:name="Table18_4" table:target-range-address="Current.A1:Current.BF22" table:display-filter-buttons="true"/>
        <table:database-range table:name="Table2" table:target-range-address="'042625'.A1:'042625'.BC20" table:display-filter-buttons="true"/>
        <table:database-range table:name="Table3" table:target-range-address="'022225'.A1:'022225'.BC20" table:display-filter-buttons="true"/>
        <table:database-range table:name="Table4" table:target-range-address="'021825'.A1:'021825'.BC19" table:display-filter-buttons="true"/>
        <table:database-range table:name="Table5" table:target-range-address="'020725'.A1:'020725'.BC18" table:display-filter-buttons="true"/>
        <table:database-range table:name="Table6" table:target-range-address="'020625'.A1:'020625'.BC17" table:display-filter-buttons="true"/>
        <table:database-range table:name="Table7" table:target-range-address="'121124'.A1:'121124'.BC19" table:display-filter-buttons="true"/>
        <table:database-range table:name="Table8" table:target-range-address="'101224'.A1:'101224'.BC18" table:display-filter-buttons="true"/>
        <table:database-range table:name="Table9" table:target-range-address="'092824'.A1:'092824'.BC1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/00/0000</text:date>, <text:time style:data-style-name="N2" text:time-value="13:09:58.526064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22225" style:display-name="PageStyle_0222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2224" style:display-name="PageStyle_0122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42725" style:display-name="PageStyle_042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1825" style:display-name="PageStyle_0218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72325" style:display-name="PageStyle_0723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32524" style:display-name="PageStyle_0325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2524" style:display-name="PageStyle_0125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1424" style:display-name="PageStyle_0114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30324" style:display-name="PageStyle_0303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2725" style:display-name="PageStyle_052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0225" style:display-name="PageStyle_0502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21124" style:display-name="PageStyle_1211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0325" style:display-name="PageStyle_0503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01224" style:display-name="PageStyle_1012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72525" style:display-name="PageStyle_0725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42625" style:display-name="PageStyle_0426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0424" style:display-name="PageStyle_0204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rrent" style:display-name="PageStyle_Curr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0725" style:display-name="PageStyle_020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61624" style:display-name="PageStyle_0616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1725" style:display-name="PageStyle_051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0625" style:display-name="PageStyle_0206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92824" style:display-name="PageStyle_0928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tephen Simon</meta:initial-creator>
    <meta:editing-cycles>33</meta:editing-cycles>
    <meta:creation-date>2024-09-28T05:01:37</meta:creation-date>
    <dc:date>2025-10-19T13:10:53.165300500</dc:date>
    <meta:generator>LibreOffice/25.8.2.2$Windows_X86_64 LibreOffice_project/d401f2107ccab8f924a8e2df40f573aab7605b6f</meta:generator>
    <meta:editing-duration>PT11M43S</meta:editing-duration>
    <meta:document-statistic meta:table-count="26" meta:cell-count="25233" meta:object-count="0"/>
  </office:meta>
</office:document-meta>
</file>